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397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555555" style:font-name="Helvetica Neue" fo:font-size="11.2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555555" style:font-name="Helvetica Neue" fo:font-size="11.25pt" fo:letter-spacing="normal" fo:font-style="normal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555555" fo:font-size="11.2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555555" fo:letter-spacing="normal"/>
    </style:style>
    <style:style style:name="T6" style:family="text">
      <style:text-properties fo:font-variant="normal" fo:text-transform="none" fo:color="#002d7a" style:font-name="inherit" fo:font-size="9pt" fo:letter-spacing="normal" fo:font-style="normal" fo:font-weight="bold" fo:background-color="transparent" loext:char-shading-value="0" loext:padding="0cm" loext:border="none"/>
    </style:style>
    <style:style style:name="T7" style:family="text">
      <style:text-properties style:font-name="Helvetica Neue" fo:background-color="transparent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histogram represents the distribution of colors in an image. It can be visualized as a graph (or plot) that gives a high-level intuition of the intensity (pixel value) distribution. We are going to assume a RGB color space in this example, so these pixel values will be in the range of 0 to 255. If you are working in a different color space, the pixel range may be different.</text:p>
      <text:p text:style-name="Text_20_body"><text:line-break/><text:span text:style-name="T1">When plotting the histogram, the X-axis serves as our “bins”. If we construct a histogram with 256 bins, then we are effectively counting the number of times each pixel value occurs. In contrast, if we use only 2 (equally spaced) bins, then we are counting the number of times a pixel is in the range </text:span><text:span text:style-name="Source_20_Text"><text:span text:style-name="T4">[0, 128)</text:span></text:span><text:span text:style-name="T5"> </text:span><text:span text:style-name="T1">or </text:span><text:span text:style-name="Source_20_Text"><text:span text:style-name="T4">[128, 255]</text:span></text:span><text:span text:style-name="T1">. The number of pixels binned to the X-axis value is then plotted on the Y-axis.</text:span></text:p>
      <text:p text:style-name="P1">Comparing the “similarity” of color histograms can be done using a distance metric. Common choices include: Euclidean, correlation, Chi-squared, intersection, and Bhattacharyya. In most cases, I tend to use the Chi-squared distance, but the choice is usually dependent on the image dataset being analyzed. No matter which distance metric you use, we’ll be using OpenCV to extract our color histograms.</text:p>
      <text:p text:style-name="P1"><text:span text:style-name="T1"/></text:p>
      <text:p text:style-name="P1"><text:span text:style-name="Source_20_Text"><text:span text:style-name="T7">cv2.calcHist(images, channels, mask, histSize, ranges)</text:span></text:span></text:p>
      <text:list xml:id="list8054036719169787327" text:style-name="L1">
        <text:list-item>
          <text:p text:style-name="P3"><text:span text:style-name="Strong_20_Emphasis"><text:span text:style-name="T3">images:</text:span></text:span><text:span text:style-name="T1"> This is the image that we want to compute a histogram for. Wrap it as a list: </text:span><text:span text:style-name="Source_20_Text"><text:span text:style-name="T2">[myImage]</text:span></text:span><text:span text:style-name="T1">.</text:span></text:p>
        </text:list-item>
        <text:list-item>
          <text:p text:style-name="P3"><text:span text:style-name="Strong_20_Emphasis"><text:span text:style-name="T3">channels:</text:span></text:span><text:span text:style-name="T1"> A list of indexes, where we specify the index of the channel we want to compute a histogram for. To compute a histogram of a grayscale image, the list would be </text:span><text:span text:style-name="Source_20_Text"><text:span text:style-name="T2">[0]</text:span></text:span><text:span text:style-name="T1">. To compute a histogram for all three red, green, and blue channels, the channels list would be </text:span><text:span text:style-name="Source_20_Text"><text:span text:style-name="T2">[0, 1, 2]</text:span></text:span><text:span text:style-name="T1">.</text:span></text:p>
        </text:list-item>
        <text:list-item>
          <text:p text:style-name="P4"><text:span text:style-name="Strong_20_Emphasis"><text:span text:style-name="T3">mask:</text:span></text:span><text:span text:style-name="T1"> I haven’t covered masking yet in this blog yet, but essentially, a mask is a</text:span><text:bookmark text:name="crayon-5910bdfe268b5288668257"/><text:span text:style-name="T6">uint8</text:span><text:span text:style-name="T1">  image with the same shape as our original image, where pixels with a value of zero are ignored and pixels with a value greater than zero are included in the histogram computation. Using masks allow us to only compute a histogram for a particular region of an image. For now, we’ll just use a value of </text:span><text:span text:style-name="Source_20_Text"><text:span text:style-name="T2">None</text:span></text:span><text:span text:style-name="T1"> for the mask.</text:span></text:p>
        </text:list-item>
        <text:list-item>
          <text:p text:style-name="P3"><text:span text:style-name="Strong_20_Emphasis"><text:span text:style-name="T3">histSize:</text:span></text:span><text:span text:style-name="T1"> This is the number of bins we want to use when computing a histogram. Again, this is a list, one for each channel we are computing a histogram for. The bin sizes do not all have to be the same. Here is an example of 32 bins for each channel: </text:span><text:span text:style-name="Source_20_Text"><text:span text:style-name="T2">[32, 32, 32]</text:span></text:span><text:span text:style-name="T1">.</text:span></text:p>
        </text:list-item>
        <text:list-item>
          <text:p text:style-name="P3"><text:span text:style-name="Strong_20_Emphasis"><text:span text:style-name="T3">ranges:</text:span></text:span><text:span text:style-name="T1"> The range of possible pixel values. Normally, this is </text:span><text:span text:style-name="Source_20_Text"><text:span text:style-name="T2">[0, 256]</text:span></text:span><text:span text:style-name="T1"> for each channel, but if you are using a color space other than RGB (such as HSV), the ranges might be different.</text:span></text:p>
        </text:list-item>
      </text:list>
      <text:p text:style-name="P1"><text:span text:style-name="T1"/></text:p>
      <text:p text:style-name="P1">Normally, we read this is a red, green, blue (RGB). However, OpenCV stores the image as a NumPy array in reverse order: BGR. This is important to note. We then initialize a tuple of strings representing the colors.</text:p>
      <text:p text:style-name="P1">color correlogram, can be used to encode a spatial relationship amongst pix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sans-serif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41:25.117116054</meta:creation-date>
    <dc:date>2017-05-10T07:32:38.411900824</dc:date>
    <meta:editing-duration>PT7M40S</meta:editing-duration>
    <meta:editing-cycles>1</meta:editing-cycles>
    <meta:document-statistic meta:table-count="0" meta:image-count="0" meta:object-count="0" meta:page-count="1" meta:paragraph-count="11" meta:word-count="501" meta:character-count="2773" meta:non-whitespace-character-count="2286"/>
    <meta:generator>LibreOffice/5.1.6.2$Linux_X86_64 LibreOffice_project/10m0$Build-2</meta:generator>
  </office:meta>
</office:document-meta>
</file>